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1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32.26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4.3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nstructor</text:p>
          </table:table-cell>
          <table:table-cell office:value-type="string" calcext:value-type="string">
            <text:p>instID,</text:p>
          </table:table-cell>
          <table:table-cell office:value-type="string" calcext:value-type="string">
            <text:p>DeptID – table department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,</text:p>
          </table:table-cell>
          <table:table-cell office:value-type="string" calcext:value-type="string">
            <text:p>DeptID – table department</text:p>
          </table:table-cell>
        </table:table-row>
        <table:table-row table:style-name="ro2">
          <table:table-cell office:value-type="string" calcext:value-type="string">
            <text:p>Offering</text:p>
          </table:table-cell>
          <table:table-cell office:value-type="string" calcext:value-type="string">
            <text:p>courseID, section, termCode</text:p>
          </table:table-cell>
          <table:table-cell table:style-name="ce4" office:value-type="string" calcext:value-type="string">
            <text:p>courseID – table course</text:p>
            <text:p>roomID, - classroom</text:p>
            <text:p>InstID, - instructor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string" calcext:value-type="string">
            <text:p>roomID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dept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d) primary key: unique and not null</text:p>
            <text:p>foreign key: not nul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) change of primary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, prereq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 no additional. </text:p>
          </table:table-cell>
          <table:table-cell table:style-name="ce2" office:value-type="string" calcext:value-type="string">
            <text:p>Use explain, see which key is applicable</text:p>
          </table:table-cell>
          <table:table-cell/>
        </table:table-row>
        <table:table-row table:style-name="ro1">
          <table:table-cell office:value-type="string" calcext:value-type="string">
            <text:p>2. use termcode as addi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no addi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 no addi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Facult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essional, termdate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lanation</text:p>
          </table:table-cell>
        </table:table-row>
        <table:table-row table:style-name="ro2">
          <table:table-cell table:style-name="ce1" office:value-type="string" calcext:value-type="string">
            <text:p>a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the query uses or where using index is not feasible. If we could use Union and create 3 separate queries then adding index on birthday, birthmonth and birthyear would be helpful.</text:p>
          </table:table-cell>
        </table:table-row>
        <table:table-row table:style-name="ro4">
          <table:table-cell office:value-type="string" calcext:value-type="string">
            <text:p>b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For select:</text:p>
            <text:p>the query uses or where using index is not feasible. If we could use Union and create 3 separate queries then adding index on birthday, birthmonth and birthyear would be helpful.</text:p>
            <text:p>For join:</text:p>
            <text:p/>
            <text:p>The join condition is on primary key and foreign key so no index necessar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as descending for order by would not help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ince using aggregate function and then HR is a non prime attribute, this helps to get the data sorted and speed up the query.</text:p>
            <text:p>From 30,000 to 10,000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since using aggregate function and then HR is a non prime attribute, this was supposed to help to get the data sorted and speed up the query.</text:p>
            <text:p>Hpwever as the range is too big, this is not practical and it actually ends up increasing the cost and a full table scan was faster in practical.</text:p>
          </table:table-cell>
        </table:table-row>
        <table:table-row table:style-name="ro7">
          <table:table-cell office:value-type="string" calcext:value-type="string">
            <text:p>f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using count for projection but HR and SHO more than avg is more than half of the data so it doesn’t hel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descending ord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descending ord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view_count</text:p>
          </table:table-cell>
          <table:table-cell office:value-type="string" calcext:value-type="string">
            <text:p>aggregate func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sub query of average, aggreg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eview_coun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o additional</text:p>
          </table:table-cell>
          <table:table-cell office:value-type="string" calcext:value-type="string">
            <text:p>text is a string column with variable size. Cannot be indexed.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00-00-00</text:date>, <text:time style:data-style-name="N2" text:time-value="02:33:37.17600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4:43:01.399308260</meta:creation-date>
    <dc:date>2019-03-30T02:22:15.680406533</dc:date>
    <meta:editing-duration>PT3H37M29S</meta:editing-duration>
    <meta:editing-cycles>17</meta:editing-cycles>
    <meta:generator>LibreOffice/5.1.6.2$Linux_X86_64 LibreOffice_project/10m0$Build-2</meta:generator>
    <meta:document-statistic meta:table-count="1" meta:cell-count="69" meta:object-count="0"/>
  </office:meta>
</office:document-meta>
</file>